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5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lmets in Night Light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Pak Chanek is the chief of a village named Khuntien. On one night filled with lights, Pak Chanek has a sudden and important announcement that needs to be notified to all of the <text:bookmark text:name="MathJax-Element-1-Frame"/><text:bookmark text:name="MathJax-Span-1"/><text:bookmark text:name="MathJax-Span-2"/><text:bookmark text:name="MathJax-Span-3"/><text:span text:style-name="T1">n</text:span><text:span text:style-name="T3">�</text:span> residents in Khuntien.</text:p>
      <text:p text:style-name="P9">First, Pak Chanek shares the announcement directly to one or more residents with a cost of <text:bookmark text:name="MathJax-Element-2-Frame"/><text:bookmark text:name="MathJax-Span-4"/><text:bookmark text:name="MathJax-Span-5"/><text:bookmark text:name="MathJax-Span-6"/><text:span text:style-name="T1">p</text:span><text:span text:style-name="T3">�</text:span> for each person. After that, the residents can share the announcement to other residents using a magical helmet-shaped device. However, there is a cost for using the helmet-shaped device. For each <text:bookmark text:name="MathJax-Element-3-Frame"/><text:bookmark text:name="MathJax-Span-7"/><text:bookmark text:name="MathJax-Span-8"/><text:bookmark text:name="MathJax-Span-9"/><text:span text:style-name="T1">i</text:span><text:span text:style-name="T3">�</text:span>, if the <text:bookmark text:name="MathJax-Element-4-Frame"/><text:bookmark text:name="MathJax-Span-10"/><text:bookmark text:name="MathJax-Span-11"/><text:bookmark text:name="MathJax-Span-12"/><text:span text:style-name="T1">i</text:span><text:span text:style-name="T3">�</text:span>-th resident has got the announcement at least once (either directly from Pak Chanek or from another resident), he/she can share the announcement to at most <text:bookmark text:name="MathJax-Element-5-Frame"/><text:bookmark text:name="MathJax-Span-13"/><text:bookmark text:name="MathJax-Span-14"/><text:bookmark text:name="MathJax-Span-15"/><text:bookmark text:name="MathJax-Span-16"/><text:span text:style-name="T1">a</text:span><text:bookmark text:name="MathJax-Span-17"/><text:span text:style-name="T2">i</text:span><text:span text:style-name="T3">��</text:span> other residents with a cost of <text:bookmark text:name="MathJax-Element-6-Frame"/><text:bookmark text:name="MathJax-Span-18"/><text:bookmark text:name="MathJax-Span-19"/><text:bookmark text:name="MathJax-Span-20"/><text:bookmark text:name="MathJax-Span-21"/><text:span text:style-name="T1">b</text:span><text:bookmark text:name="MathJax-Span-22"/><text:span text:style-name="T2">i</text:span><text:span text:style-name="T3">��</text:span> <text:span text:style-name="T7">for each share</text:span>.</text:p>
      <text:p text:style-name="P9">If Pak Chanek can also control how the residents share the announcement to other residents, what is the minimum cost for Pak Chanek to notify all <text:bookmark text:name="MathJax-Element-7-Frame"/><text:bookmark text:name="MathJax-Span-23"/><text:bookmark text:name="MathJax-Span-24"/><text:bookmark text:name="MathJax-Span-25"/><text:span text:style-name="T1">n</text:span><text:span text:style-name="T3">�</text:span> residents of Khuntien about the announcement?</text:p>
      <text:p text:style-name="P13">Input</text:p>
      <text:p text:style-name="P9">Each test contains multiple test cases. The first line contains an integer <text:bookmark text:name="MathJax-Element-8-Frame"/><text:bookmark text:name="MathJax-Span-26"/><text:bookmark text:name="MathJax-Span-27"/><text:bookmark text:name="MathJax-Span-28"/><text:span text:style-name="T1">t</text:span><text:span text:style-name="T3">�</text:span> (<text:bookmark text:name="MathJax-Element-9-Frame"/><text:bookmark text:name="MathJax-Span-29"/><text:bookmark text:name="MathJax-Span-30"/><text:bookmark text:name="MathJax-Span-31"/><text:span text:style-name="T4">1</text:span><text:bookmark text:name="MathJax-Span-32"/><text:span text:style-name="T6">≤</text:span><text:bookmark text:name="MathJax-Span-33"/><text:span text:style-name="T1">t</text:span><text:bookmark text:name="MathJax-Span-34"/><text:span text:style-name="T6">≤</text:span><text:bookmark text:name="MathJax-Span-35"/><text:bookmark text:name="MathJax-Span-36"/><text:span text:style-name="T4">10</text:span><text:bookmark text:name="MathJax-Span-37"/><text:span text:style-name="T5">4</text:span><text:span text:style-name="T3">1≤�≤104</text:span>) — the number of test cases. The following lines contain the description of each test case.</text:p>
      <text:p text:style-name="P9">The first line contains two integers <text:bookmark text:name="MathJax-Element-10-Frame"/><text:bookmark text:name="MathJax-Span-38"/><text:bookmark text:name="MathJax-Span-39"/><text:bookmark text:name="MathJax-Span-40"/><text:span text:style-name="T1">n</text:span><text:span text:style-name="T3">�</text:span> and <text:bookmark text:name="MathJax-Element-11-Frame"/><text:bookmark text:name="MathJax-Span-41"/><text:bookmark text:name="MathJax-Span-42"/><text:bookmark text:name="MathJax-Span-43"/><text:span text:style-name="T1">p</text:span><text:span text:style-name="T3">�</text:span> (<text:bookmark text:name="MathJax-Element-12-Frame"/><text:bookmark text:name="MathJax-Span-44"/><text:bookmark text:name="MathJax-Span-45"/><text:bookmark text:name="MathJax-Span-46"/><text:span text:style-name="T4">1</text:span><text:bookmark text:name="MathJax-Span-47"/><text:span text:style-name="T6">≤</text:span><text:bookmark text:name="MathJax-Span-48"/><text:span text:style-name="T1">n</text:span><text:bookmark text:name="MathJax-Span-49"/><text:span text:style-name="T6">≤</text:span><text:bookmark text:name="MathJax-Span-50"/><text:bookmark text:name="MathJax-Span-51"/><text:span text:style-name="T4">10</text:span><text:bookmark text:name="MathJax-Span-52"/><text:span text:style-name="T5">5</text:span><text:span text:style-name="T3">1≤�≤105</text:span>; <text:bookmark text:name="MathJax-Element-13-Frame"/><text:bookmark text:name="MathJax-Span-53"/><text:bookmark text:name="MathJax-Span-54"/><text:bookmark text:name="MathJax-Span-55"/><text:span text:style-name="T4">1</text:span><text:bookmark text:name="MathJax-Span-56"/><text:span text:style-name="T6">≤</text:span><text:bookmark text:name="MathJax-Span-57"/><text:span text:style-name="T1">p</text:span><text:bookmark text:name="MathJax-Span-58"/><text:span text:style-name="T6">≤</text:span><text:bookmark text:name="MathJax-Span-59"/><text:bookmark text:name="MathJax-Span-60"/><text:span text:style-name="T4">10</text:span><text:bookmark text:name="MathJax-Span-61"/><text:span text:style-name="T5">5</text:span><text:span text:style-name="T3">1≤�≤105</text:span>) — the number of residents and the cost for Pak Chanek to share the announcement directly to one resident.</text:p>
      <text:p text:style-name="P9">The second line contains <text:bookmark text:name="MathJax-Element-14-Frame"/><text:bookmark text:name="MathJax-Span-62"/><text:bookmark text:name="MathJax-Span-63"/><text:bookmark text:name="MathJax-Span-64"/><text:span text:style-name="T1">n</text:span><text:span text:style-name="T3">�</text:span> integers <text:bookmark text:name="MathJax-Element-15-Frame"/><text:bookmark text:name="MathJax-Span-65"/><text:bookmark text:name="MathJax-Span-66"/><text:bookmark text:name="MathJax-Span-67"/><text:bookmark text:name="MathJax-Span-68"/><text:span text:style-name="T1">a</text:span><text:bookmark text:name="MathJax-Span-69"/><text:span text:style-name="T5">1</text:span><text:bookmark text:name="MathJax-Span-70"/><text:span text:style-name="T4">,</text:span><text:bookmark text:name="MathJax-Span-71"/><text:bookmark text:name="MathJax-Span-72"/><text:span text:style-name="T1">a</text:span><text:bookmark text:name="MathJax-Span-73"/><text:span text:style-name="T5">2</text:span><text:bookmark text:name="MathJax-Span-74"/><text:span text:style-name="T4">,</text:span><text:bookmark text:name="MathJax-Span-75"/><text:bookmark text:name="MathJax-Span-76"/><text:span text:style-name="T1">a</text:span><text:bookmark text:name="MathJax-Span-77"/><text:span text:style-name="T5">3</text:span><text:bookmark text:name="MathJax-Span-78"/><text:span text:style-name="T4">,</text:span><text:bookmark text:name="MathJax-Span-79"/><text:span text:style-name="T6">…</text:span><text:bookmark text:name="MathJax-Span-80"/><text:span text:style-name="T4">,</text:span><text:bookmark text:name="MathJax-Span-81"/><text:bookmark text:name="MathJax-Span-82"/><text:span text:style-name="T1">a</text:span><text:bookmark text:name="MathJax-Span-83"/><text:span text:style-name="T2">n</text:span><text:span text:style-name="T3">�1,�2,�3,…,��</text:span> (<text:bookmark text:name="MathJax-Element-16-Frame"/><text:bookmark text:name="MathJax-Span-84"/><text:bookmark text:name="MathJax-Span-85"/><text:bookmark text:name="MathJax-Span-86"/><text:span text:style-name="T4">1</text:span><text:bookmark text:name="MathJax-Span-87"/><text:span text:style-name="T6">≤</text:span><text:bookmark text:name="MathJax-Span-88"/><text:bookmark text:name="MathJax-Span-89"/><text:span text:style-name="T1">a</text:span><text:bookmark text:name="MathJax-Span-90"/><text:span text:style-name="T2">i</text:span><text:bookmark text:name="MathJax-Span-91"/><text:span text:style-name="T6">≤</text:span><text:bookmark text:name="MathJax-Span-92"/><text:bookmark text:name="MathJax-Span-93"/><text:span text:style-name="T4">10</text:span><text:bookmark text:name="MathJax-Span-94"/><text:span text:style-name="T5">5</text:span><text:span text:style-name="T3">1≤��≤105</text:span>) — the maximum number of residents that each resident can share the announcement to.</text:p>
      <text:p text:style-name="P9">The third line contains <text:bookmark text:name="MathJax-Element-17-Frame"/><text:bookmark text:name="MathJax-Span-95"/><text:bookmark text:name="MathJax-Span-96"/><text:bookmark text:name="MathJax-Span-97"/><text:span text:style-name="T1">n</text:span><text:span text:style-name="T3">�</text:span> integers <text:bookmark text:name="MathJax-Element-18-Frame"/><text:bookmark text:name="MathJax-Span-98"/><text:bookmark text:name="MathJax-Span-99"/><text:bookmark text:name="MathJax-Span-100"/><text:bookmark text:name="MathJax-Span-101"/><text:span text:style-name="T1">b</text:span><text:bookmark text:name="MathJax-Span-102"/><text:span text:style-name="T5">1</text:span><text:bookmark text:name="MathJax-Span-103"/><text:span text:style-name="T4">,</text:span><text:bookmark text:name="MathJax-Span-104"/><text:bookmark text:name="MathJax-Span-105"/><text:span text:style-name="T1">b</text:span><text:bookmark text:name="MathJax-Span-106"/><text:span text:style-name="T5">2</text:span><text:bookmark text:name="MathJax-Span-107"/><text:span text:style-name="T4">,</text:span><text:bookmark text:name="MathJax-Span-108"/><text:bookmark text:name="MathJax-Span-109"/><text:span text:style-name="T1">b</text:span><text:bookmark text:name="MathJax-Span-110"/><text:span text:style-name="T5">3</text:span><text:bookmark text:name="MathJax-Span-111"/><text:span text:style-name="T4">,</text:span><text:bookmark text:name="MathJax-Span-112"/><text:span text:style-name="T6">…</text:span><text:bookmark text:name="MathJax-Span-113"/><text:span text:style-name="T4">,</text:span><text:bookmark text:name="MathJax-Span-114"/><text:bookmark text:name="MathJax-Span-115"/><text:span text:style-name="T1">b</text:span><text:bookmark text:name="MathJax-Span-116"/><text:span text:style-name="T2">n</text:span><text:span text:style-name="T3">�1,�2,�3,…,��</text:span> (<text:bookmark text:name="MathJax-Element-19-Frame"/><text:bookmark text:name="MathJax-Span-117"/><text:bookmark text:name="MathJax-Span-118"/><text:bookmark text:name="MathJax-Span-119"/><text:span text:style-name="T4">1</text:span><text:bookmark text:name="MathJax-Span-120"/><text:span text:style-name="T6">≤</text:span><text:bookmark text:name="MathJax-Span-121"/><text:bookmark text:name="MathJax-Span-122"/><text:span text:style-name="T1">b</text:span><text:bookmark text:name="MathJax-Span-123"/><text:span text:style-name="T2">i</text:span><text:bookmark text:name="MathJax-Span-124"/><text:span text:style-name="T6">≤</text:span><text:bookmark text:name="MathJax-Span-125"/><text:bookmark text:name="MathJax-Span-126"/><text:span text:style-name="T4">10</text:span><text:bookmark text:name="MathJax-Span-127"/><text:span text:style-name="T5">5</text:span><text:span text:style-name="T3">1≤��≤105</text:span>) — the cost for each resident to share the announcement to one other resident.</text:p>
      <text:p text:style-name="P9">It is guaranteed that the sum of <text:bookmark text:name="MathJax-Element-20-Frame"/><text:bookmark text:name="MathJax-Span-128"/><text:bookmark text:name="MathJax-Span-129"/><text:bookmark text:name="MathJax-Span-130"/><text:span text:style-name="T1">n</text:span><text:span text:style-name="T3">�</text:span> over all test cases does not exceed <text:bookmark text:name="MathJax-Element-21-Frame"/><text:bookmark text:name="MathJax-Span-131"/><text:bookmark text:name="MathJax-Span-132"/><text:bookmark text:name="MathJax-Span-133"/><text:bookmark text:name="MathJax-Span-134"/><text:span text:style-name="T4">10</text:span><text:bookmark text:name="MathJax-Span-135"/><text:span text:style-name="T5">5</text:span><text:span text:style-name="T3">105</text:span>.</text:p>
      <text:p text:style-name="P13">Output</text:p>
      <text:p text:style-name="P9">For each test case, output a line containing an integer representing the minimum cost to notify all <text:bookmark text:name="MathJax-Element-22-Frame"/><text:bookmark text:name="MathJax-Span-136"/><text:bookmark text:name="MathJax-Span-137"/><text:bookmark text:name="MathJax-Span-138"/><text:span text:style-name="T1">n</text:span><text:span text:style-name="T3">�</text:span> residents of Khuntien about the announcement.</text:p>
      <text:p text:style-name="P12">Example</text:p>
      <text:p text:style-name="P14">input</text:p>
      <text:section text:style-name="Sect1" text:name="id0010729233297970686">
        <text:p text:style-name="P15">Copy</text:p>
      </text:section>
      <text:p text:style-name="P1"><text:bookmark text:name="id004105066433610356"/>3</text:p>
      <text:p text:style-name="P4">6 3</text:p>
      <text:p text:style-name="P4">2 3 2 1 1 3</text:p>
      <text:p text:style-name="P4">4 3 2 6 3 6</text:p>
      <text:p text:style-name="P1">1 100000</text:p>
      <text:p text:style-name="P1">100000</text:p>
      <text:p text:style-name="P1">1</text:p>
      <text:p text:style-name="P4">4 94</text:p>
      <text:p text:style-name="P4">1 4 2 3</text:p>
      <text:p text:style-name="P4">103 96 86 57</text:p>
      <text:p text:style-name="P14">output</text:p>
      <text:section text:style-name="Sect1" text:name="id0024823587800825697">
        <text:p text:style-name="P15">Copy</text:p>
      </text:section>
      <text:p text:style-name="P2"><text:bookmark text:name="id003599454379949478"/>16</text:p>
      <text:p text:style-name="P3">100000</text:p>
      <text:p text:style-name="P3">265</text:p>
      <text:p text:style-name="P13">Note</text:p>
      <text:p text:style-name="P11">In the first test case, the following is a possible optimal strategy:</text:p>
      <text:list xml:id="list4149765975" text:style-name="L1">
        <text:list-item>
          <text:p text:style-name="P10">Pak Chanek shares the announcement directly to the <text:bookmark text:name="MathJax-Element-23-Frame"/><text:bookmark text:name="MathJax-Span-139"/><text:bookmark text:name="MathJax-Span-140"/><text:bookmark text:name="MathJax-Span-141"/><text:span text:style-name="T4">3</text:span><text:span text:style-name="T3">3</text:span>-rd, <text:bookmark text:name="MathJax-Element-24-Frame"/><text:bookmark text:name="MathJax-Span-142"/><text:bookmark text:name="MathJax-Span-143"/><text:bookmark text:name="MathJax-Span-144"/><text:span text:style-name="T4">5</text:span><text:span text:style-name="T3">5</text:span>-th, and <text:bookmark text:name="MathJax-Element-25-Frame"/><text:bookmark text:name="MathJax-Span-145"/><text:bookmark text:name="MathJax-Span-146"/><text:bookmark text:name="MathJax-Span-147"/><text:span text:style-name="T4">6</text:span><text:span text:style-name="T3">6</text:span>-th resident. This requires a cost of <text:bookmark text:name="MathJax-Element-26-Frame"/><text:bookmark text:name="MathJax-Span-148"/><text:bookmark text:name="MathJax-Span-149"/><text:bookmark text:name="MathJax-Span-150"/><text:span text:style-name="T1">p</text:span><text:bookmark text:name="MathJax-Span-151"/><text:span text:style-name="T4">+</text:span><text:bookmark text:name="MathJax-Span-152"/><text:span text:style-name="T1">p</text:span><text:bookmark text:name="MathJax-Span-153"/><text:span text:style-name="T4">+</text:span><text:bookmark text:name="MathJax-Span-154"/><text:span text:style-name="T1">p</text:span><text:bookmark text:name="MathJax-Span-155"/><text:span text:style-name="T4">=</text:span><text:bookmark text:name="MathJax-Span-156"/><text:span text:style-name="T4">3</text:span><text:bookmark text:name="MathJax-Span-157"/><text:span text:style-name="T4">+</text:span><text:bookmark text:name="MathJax-Span-158"/><text:span text:style-name="T4">3</text:span><text:bookmark text:name="MathJax-Span-159"/><text:span text:style-name="T4">+</text:span><text:bookmark text:name="MathJax-Span-160"/><text:span text:style-name="T4">3</text:span><text:bookmark text:name="MathJax-Span-161"/><text:span text:style-name="T4">=</text:span><text:bookmark text:name="MathJax-Span-162"/><text:span text:style-name="T4">9</text:span><text:span text:style-name="T3">�+�+�=3+3+3=9</text:span>.</text:p>
        </text:list-item>
        <text:list-item>
          <text:p text:style-name="P10">The <text:bookmark text:name="MathJax-Element-27-Frame"/><text:bookmark text:name="MathJax-Span-163"/><text:bookmark text:name="MathJax-Span-164"/><text:bookmark text:name="MathJax-Span-165"/><text:span text:style-name="T4">3</text:span><text:span text:style-name="T3">3</text:span>-rd resident shares the announcement to the <text:bookmark text:name="MathJax-Element-28-Frame"/><text:bookmark text:name="MathJax-Span-166"/><text:bookmark text:name="MathJax-Span-167"/><text:bookmark text:name="MathJax-Span-168"/><text:span text:style-name="T4">1</text:span><text:span text:style-name="T3">1</text:span>-st and <text:bookmark text:name="MathJax-Element-29-Frame"/><text:bookmark text:name="MathJax-Span-169"/><text:bookmark text:name="MathJax-Span-170"/><text:bookmark text:name="MathJax-Span-171"/><text:span text:style-name="T4">2</text:span><text:span text:style-name="T3">2</text:span>-nd resident. This requires a cost of <text:bookmark text:name="MathJax-Element-30-Frame"/><text:bookmark text:name="MathJax-Span-172"/><text:bookmark text:name="MathJax-Span-173"/><text:bookmark text:name="MathJax-Span-174"/><text:bookmark text:name="MathJax-Span-175"/><text:span text:style-name="T1">b</text:span><text:bookmark text:name="MathJax-Span-176"/><text:span text:style-name="T5">3</text:span><text:bookmark text:name="MathJax-Span-177"/><text:span text:style-name="T4">+</text:span><text:bookmark text:name="MathJax-Span-178"/><text:bookmark text:name="MathJax-Span-179"/><text:span text:style-name="T1">b</text:span><text:bookmark text:name="MathJax-Span-180"/><text:span text:style-name="T5">3</text:span><text:bookmark text:name="MathJax-Span-181"/><text:span text:style-name="T4">=</text:span><text:bookmark text:name="MathJax-Span-182"/><text:span text:style-name="T4">2</text:span><text:bookmark text:name="MathJax-Span-183"/><text:span text:style-name="T4">+</text:span><text:bookmark text:name="MathJax-Span-184"/><text:span text:style-name="T4">2</text:span><text:bookmark text:name="MathJax-Span-185"/><text:span text:style-name="T4">=</text:span><text:bookmark text:name="MathJax-Span-186"/><text:span text:style-name="T4">4</text:span><text:span text:style-name="T3">�3+�3=2+2=4</text:span>.</text:p>
        </text:list-item>
        <text:list-item>
          <text:p text:style-name="P10">The <text:bookmark text:name="MathJax-Element-31-Frame"/><text:bookmark text:name="MathJax-Span-187"/><text:bookmark text:name="MathJax-Span-188"/><text:bookmark text:name="MathJax-Span-189"/><text:span text:style-name="T4">2</text:span><text:span text:style-name="T3">2</text:span>-nd resident shares the announcement to the <text:bookmark text:name="MathJax-Element-32-Frame"/><text:bookmark text:name="MathJax-Span-190"/><text:bookmark text:name="MathJax-Span-191"/><text:bookmark text:name="MathJax-Span-192"/><text:span text:style-name="T4">4</text:span><text:span text:style-name="T3">4</text:span>-th resident. This requires a cost of <text:bookmark text:name="MathJax-Element-33-Frame"/><text:bookmark text:name="MathJax-Span-193"/><text:bookmark text:name="MathJax-Span-194"/><text:bookmark text:name="MathJax-Span-195"/><text:bookmark text:name="MathJax-Span-196"/><text:span text:style-name="T1">b</text:span><text:bookmark text:name="MathJax-Span-197"/><text:span text:style-name="T5">2</text:span><text:bookmark text:name="MathJax-Span-198"/><text:span text:style-name="T4">=</text:span><text:bookmark text:name="MathJax-Span-199"/><text:span text:style-name="T4">3</text:span><text:span text:style-name="T3">�2=3</text:span>.</text:p>
        </text:list-item>
      </text:list>
      <text:p text:style-name="P9">The total cost is <text:bookmark text:name="MathJax-Element-34-Frame"/><text:bookmark text:name="MathJax-Span-200"/><text:bookmark text:name="MathJax-Span-201"/><text:bookmark text:name="MathJax-Span-202"/><text:span text:style-name="T4">9</text:span><text:bookmark text:name="MathJax-Span-203"/><text:span text:style-name="T4">+</text:span><text:bookmark text:name="MathJax-Span-204"/><text:span text:style-name="T4">4</text:span><text:bookmark text:name="MathJax-Span-205"/><text:span text:style-name="T4">+</text:span><text:bookmark text:name="MathJax-Span-206"/><text:span text:style-name="T4">3</text:span><text:bookmark text:name="MathJax-Span-207"/><text:span text:style-name="T4">=</text:span><text:bookmark text:name="MathJax-Span-208"/><text:span text:style-name="T4">16</text:span><text:span text:style-name="T3">9+4+3=16</text:span>. It can be shown that there is no other strategy with a smaller cost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06:43:25.218000000</dc:date>
    <meta:editing-duration>PT8M27S</meta:editing-duration>
    <meta:editing-cycles>1</meta:editing-cycles>
    <meta:document-statistic meta:table-count="0" meta:image-count="0" meta:object-count="0" meta:page-count="1" meta:paragraph-count="44" meta:word-count="447" meta:character-count="2611" meta:non-whitespace-character-count="2207"/>
    <meta:generator>LibreOffice/7.2.2.2$Windows_X86_64 LibreOffice_project/02b2acce88a210515b4a5bb2e46cbfb63fe97d56</meta:generator>
  </office:meta>
</office:document-meta>
</file>